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ExceptionHandlerMethodResolver.AnnotationExceptionHandlerMethodResolver( Class &lt; ? &gt; handl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ExceptionHandlerMethodResolver.initExceptionMappings( Class &lt; ? &gt; handler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